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0000ff" fo:font-weight="bold"/>
    </style:style>
    <style:style style:name="T2" style:family="text">
      <style:text-properties fo:color="#ff0000"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Famous talker says prez going rogue on Iran nuke deal</text:span></text:p>
      <text:p text:style-name="Text_20_body">(The Hill) – Influential conservative radio host Laura Ingraham said Tuesday that Congress should consider impeaching President Obama if he doesn’t bring any deal he strikes over Iran’s nuclear program to the Senate for ratification.</text:p>
      <text:p text:style-name="Text_20_body">Speaking with Greta Van Susteren on Fox News Channel’s “On the Record,” Ingraham said the Senate must consider “extreme measures” to stop the Obama administration’s negotiations with Iran and twice referred to impeachment as “the ‘I’ word.”</text:p>
      <text:p text:style-name="Text_20_body">“MSNBC and all of these others [will say] she mentioned the ‘I’ word,” Ingraham said.</text:p>
      <text:p text:style-name="Text_20_body">“All I will say is, if there is a consensus in Congress that this is one of the most critical national security issues we will face, and he doesn’t go to Congress, then you can just throw up your hands and say the Constitution doesn’t mean anything, or you write a letter, you put public pressure on him,” Ingraham continued. “Or you have to consider your ‘I’ word alternative.”</text:p>
      <text:p text:style-name="Text_20_body">Forty-seven Republican senators signed an open letter to Iran warning that any deal President Obama strikes with Iran on its nuclear program could be at risk once he leaves the White House.</text:p>
      <text:p text:style-name="Text_20_body">The White House is furious with Senate Republicans, saying the GOP is undermining the negotiations on a deal to scale down the Iran’s potential to build nuclear weapons at a critical juncture in the talk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6T15:33:06.456000000</meta:creation-date>
    <dc:date>2015-04-06T15:33:15.238000000</dc:date>
    <meta:editing-duration>PT8S</meta:editing-duration>
    <meta:editing-cycles>1</meta:editing-cycles>
    <meta:document-statistic meta:table-count="0" meta:image-count="0" meta:object-count="0" meta:page-count="1" meta:paragraph-count="7" meta:word-count="232" meta:character-count="1383" meta:non-whitespace-character-count="1157"/>
    <meta:generator>LibreOffice/4.3.6.2$Windows_x86 LibreOffice_project/d50a87b2e514536ed401c18000dad4660b6a169e</meta:generator>
  </office:meta>
</office:document-meta>
</file>